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22a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Benvolguts/udes usuaris/àries,</text:p>
      <text:p text:style-name="Text_20_body"/>
      <text:p text:style-name="Text_20_body">Seguint la línia encetada en anys anteriors, ens plau comunicar-vos que el Servei de Recaptació de l’Ajuntament de Maó us recorda la necessitat de regularitzar el pagament del rebut de l’Impost sobre Béns Immobles (IBI) corresponent a l’exercici en curs. Teniu de termini fins al pròxim mes d’abril per a realitzar el pagament.</text:p>
      <text:p text:style-name="Text_20_body"/>
      <text:p text:style-name="Text_20_body">Els usuaris que necessitin més informació o que vulguin consultar l'estat dels seus rebuts poden adreçar-se al nostre servei d’atenció presencial, o bé trucar a l’extensió 210 per a qualsevol dubte o aclariment.</text:p>
      <text:p text:style-name="Text_20_body"/>
      <text:p text:style-name="Text_20_body">Així mateix, us recordam que és important mantenir les dades de contacte actualitzades per facilitar les comunicacions futures.</text:p>
      <text:p text:style-name="Text_20_body"/>
      <text:p text:style-name="Text_20_body">Ben cordialment,</text:p>
      <text:p text:style-name="Text_20_body"/>
      <text:p text:style-name="Text_20_body">[rúbrica]<text:line-break/>Servei de Recaptació<text:line-break/>Ajuntament de Maó<text:line-break/>Maó, <text:span text:style-name="T1">2025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AD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AD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2:22:16.586415420</meta:creation-date>
    <dc:date>2024-11-08T12:33:33.916539527</dc:date>
    <meta:editing-duration>PT48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1" meta:paragraph-count="6" meta:word-count="117" meta:character-count="769" meta:non-whitespace-character-count="658"/>
  </office:meta>
</office:document-meta>
</file>